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officeooo:rsid="000e5c8c"/>
    </style:style>
    <style:style style:name="T2" style:family="text">
      <style:text-properties officeooo:rsid="000d355a" style:font-weight-asian="normal" style:font-weight-complex="normal"/>
    </style:style>
    <style:style style:name="T3" style:family="text">
      <style:text-properties officeooo:rsid="000e5c8c" style:font-weight-asian="normal" style:font-weight-complex="normal"/>
    </style:style>
    <style:style style:name="T4" style:family="text">
      <style:text-properties officeooo:rsid="000fc92a" style:font-weight-asian="normal" style:font-weight-complex="normal"/>
    </style:style>
    <style:style style:name="T5" style:family="text">
      <style:text-properties officeooo:rsid="000fe991" style:font-weight-asian="normal" style:font-weight-complex="normal"/>
    </style:style>
    <style:style style:name="T6" style:family="text">
      <style:text-properties officeooo:rsid="00120a2a" style:font-weight-asian="normal" style:font-weight-complex="normal"/>
    </style:style>
    <style:style style:name="T7" style:family="text">
      <style:text-properties officeooo:rsid="0014f6b7" style:font-weight-asian="normal" style:font-weight-complex="normal"/>
    </style:style>
    <style:style style:name="T8" style:family="text">
      <style:text-properties officeooo:rsid="00152eb9" style:font-weight-asian="normal" style:font-weight-complex="normal"/>
    </style:style>
    <style:style style:name="T9" style:family="text">
      <style:text-properties fo:font-variant="normal" fo:text-transform="none" fo:color="#555555" style:font-name="Arial" fo:letter-spacing="normal" fo:font-style="italic" fo:font-weight="bold" officeooo:rsid="000d355a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font-name="Arial" fo:letter-spacing="normal" fo:font-style="italic" fo:font-weight="bold" officeooo:rsid="000d355a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font-name="Arial" fo:letter-spacing="normal" fo:font-style="italic" fo:font-weight="bold" officeooo:rsid="0014f6b7" style:font-style-asian="italic" style:font-weight-asian="bold" style:font-style-complex="italic" style:font-weight-complex="bold"/>
    </style:style>
    <style:style style:name="T12" style:family="text">
      <style:text-properties fo:font-weight="bold" officeooo:rsid="000d355a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 тема</text:p>
      <text:p text:style-name="P1">Идея - сила, формирующая человека, определяющая его поведение не менее, чем среда"(Ф.М.Достоевский). </text:p>
      <text:p text:style-name="P1"><text:span text:style-name="T2">Вступление:Всегда в обществе есть </text:span><text:span text:style-name="T5">различные </text:span><text:span text:style-name="T2">идеи, разные люди могут впитывать эт</text:span><text:span text:style-name="T6">и</text:span><text:span text:style-name="T2"> иде</text:span><text:span text:style-name="T6">и,</text:span><text:span text:style-name="T2"> а </text:span><text:span text:style-name="T3">другие </text:span><text:span text:style-name="T2"><text:s/></text:span><text:span text:style-name="T5">их</text:span><text:span text:style-name="T2"> генерируют. <text:s/>Чтобы </text:span><text:span text:style-name="T4">аргументировать данное понятие </text:span><text:span text:style-name="T2"><text:s/>обратимся к произведению.</text:span></text:p>
      <text:p text:style-name="P1"/>
      <text:p text:style-name="P1"><text:span text:style-name="T2">Основная Часть:</text:span><text:span text:style-name="T4">В произведении «Преступление и наказание» Ф. М. Достоевксий показал читателю как <text:s/>г</text:span><text:span text:style-name="T2">лавный герой Раскольников проникается идеей. </text:span><text:span text:style-name="T7">Мысль </text:span><text:span text:style-name="T8">Родиона</text:span><text:span text:style-name="T9"> </text:span><text:span text:style-name="T10">с самого ее зарождения была обречена на провал. Не потому, что она не верна, ведь на самом деле мир делится на «сильных мира сего» и «тварей дрожащих», а потому что сознание главного героя не способно было выдержать зависимость свою от этой теории.</text:span><text:bookmark text:name="more-4203"/><text:span text:style-name="T10">Раскольников, неплохой теоретик, продумав все свои действия до мельчайших подробностей, не учел собственных человеческих качеств, он забыл о совести, стыде, естественном страхе, присущем человеку. Герой, по сути, решается не на убийство, а на великий акт самопознания, и вот теперь, после случившегося, в нем и разыгрывается страшная трагедия самоузнавания и самообмана. Чем больше он узнает себя, тем больше чувствует в себе присутствие человеческого начала, тем страшнее ему становится, тем дальше уходит он от желаемого результата, тем настойчивее пытается себя обмануть. Больше всего герой терзается своими мучениями. </text:span><text:span text:style-name="T11">Таким образом получается что и</text:span><text:span text:style-name="T12">деей увлекаться хорошо, но применять ее на себе не стоит особенно если она очень серьезная.</text:span></text:p>
      <text:p text:style-name="P1"/>
      <text:p text:style-name="P1"><text:span text:style-name="T1">Вывод: Идеи помогают и выполняют свои функции </text:span><text:s text:c="2"/><text:span text:style-name="T1">если ими не увлекаться или проверять их на себе. Мы смогли анализировать выше сказанное благодаря <text:s/>главному герою из произведения «Преступление и наказание»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normal" officeooo:rsid="000d355a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9:39:39.110354719</meta:creation-date>
    <dc:date>2018-03-28T19:26:05.921967004</dc:date>
    <meta:editing-duration>PT1H17M50S</meta:editing-duration>
    <meta:editing-cycles>5</meta:editing-cycles>
    <meta:generator>LibreOffice/5.1.6.2$Linux_X86_64 LibreOffice_project/10m0$Build-2</meta:generator>
    <meta:print-date>2018-03-26T20:34:34.894008190</meta:print-date>
    <meta:document-statistic meta:table-count="0" meta:image-count="0" meta:object-count="0" meta:page-count="1" meta:paragraph-count="5" meta:word-count="231" meta:character-count="1638" meta:non-whitespace-character-count="1404"/>
  </office:meta>
</office:document-meta>
</file>